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Pictures/2000000E000000DF000000DF7884143347103BB6.svm" manifest:media-type="image/x-svm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89in"/>
    </style:style>
    <style:style style:name="co2" style:family="table-column">
      <style:table-column-properties fo:break-before="auto" style:column-width="0.5071in"/>
    </style:style>
    <style:style style:name="co3" style:family="table-column">
      <style:table-column-properties fo:break-before="auto" style:column-width="0.689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ncidents" table:style-name="ta1">
        <table:shapes>
          <draw:frame draw:z-index="0" draw:style-name="gr1" draw:text-style-name="P1" svg:width="8.4622in" svg:height="6.0551in" svg:x="1.6252in" svg:y="0.0417in">
            <draw:object draw:notify-on-update-of-ranges="incidents.A1:incidents.B49 incidents.C1:incidents.C1 incidents.C2:incidents.C4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Month</text:p>
          </table:table-cell>
          <table:table-cell office:value-type="string" calcext:value-type="string">
            <text:p>Incidents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1-06T12:29:02.920781977</dc:date>
    <meta:editing-duration>PT11M30S</meta:editing-duration>
    <meta:editing-cycles>3</meta:editing-cycles>
    <meta:generator>LibreOffice/6.4.2.2$Linux_X86_64 LibreOffice_project/40$Build-2</meta:generator>
    <meta:document-statistic meta:table-count="1" meta:cell-count="147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>
        <chart:symbol-image xlink:href="Pictures/2000000E000000DF000000DF7884143347103BB6.svm"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55308d" draw:fill-color="#55308d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1.495cm" svg:height="15.381cm" xlink:href=".." xlink:type="simple" chart:class="chart:line" chart:column-mapping="1" chart:style-name="ch1">
        <chart:legend chart:legend-position="end" svg:x="18.749cm" svg:y="7.391cm" style:legend-expansion="high" chart:style-name="ch2"/>
        <chart:plot-area chart:style-name="ch3" table:cell-range-address="incidents.A1:incidents.C49" chart:data-source-has-labels="both" svg:x="0.429cm" svg:y="0.307cm" svg:width="17.891cm" svg:height="14.767cm">
          <chartooo:coordinate-region svg:x="0.983cm" svg:y="0.307cm" svg:width="17.252cm" svg:height="11.775cm"/>
          <chart:axis chart:dimension="x" chart:name="primary-x" chart:style-name="ch4" chartooo:axis-type="auto">
            <chartooo:date-scale/>
            <chart:categories table:cell-range-address="incidents.A1:incidents.B4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incidents.C2:incidents.C49" chart:label-cell-address="incidents.C1:incidents.C1" chart:class="chart:line">
            <chart:data-point chart:repeated="4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cidents</text:p>
                <draw:g>
                  <svg:desc>incidents.C1:incidents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Year Month</text:p>
                <text:list>
                  <text:list-item>
                    <text:p>Year</text:p>
                  </text:list-item>
                  <text:list-item>
                    <text:p>Month</text:p>
                  </text:list-item>
                </text:list>
                <draw:g>
                  <svg:desc>incidents.A1:incidents.B49</svg:desc>
                </draw:g>
              </table:table-cell>
              <table:table-cell office:value-type="float" office:value="0">
                <text:p>0</text:p>
                <draw:g>
                  <svg:desc>incidents.C2:incidents.C49</svg:desc>
                </draw:g>
              </table:table-cell>
            </table:table-row>
            <table:table-row>
              <table:table-cell office:value-type="float" office:value="2018">
                <text:p>2018 1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8">
                <text:p>2018 2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8">
                <text:p>2018 3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8">
                <text:p>2018 4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8">
                <text:p>2018 5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18">
                <text:p>2018 6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18">
                <text:p>2018 7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018">
                <text:p>2018 8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018">
                <text:p>2018 9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018">
                <text:p>2018 1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018">
                <text:p>2018 11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2018">
                <text:p>2018 12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019">
                <text:p>2019 1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9">
                <text:p>2019 2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19">
                <text:p>2019 3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019">
                <text:p>2019 4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19">
                <text:p>2019 5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19">
                <text:p>2019 6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019">
                <text:p>2019 7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19">
                <text:p>2019 8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019">
                <text:p>2019 9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019">
                <text:p>2019 1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019">
                <text:p>2019 11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019">
                <text:p>2019 12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020">
                <text:p>2020 1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020">
                <text:p>2020 2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20">
                <text:p>2020 3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20">
                <text:p>2020 4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20">
                <text:p>2020 5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20">
                <text:p>2020 6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20">
                <text:p>2020 7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20">
                <text:p>2020 8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20">
                <text:p>2020 9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20">
                <text:p>2020 1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20">
                <text:p>2020 11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20">
                <text:p>2020 12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21">
                <text:p>2021 1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021">
                <text:p>2021 2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2021">
                <text:p>2021 3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2021">
                <text:p>2021 4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21">
                <text:p>2021 5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21">
                <text:p>2021 6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21">
                <text:p>2021 7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021">
                <text:p>2021 8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021">
                <text:p>2021 9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021">
                <text:p>2021 1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21">
                <text:p>2021 11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2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